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style:paragraph-properties fo:margin-left="0cm" fo:margin-right="0cm" fo:line-height="150%" fo:text-indent="0cm"/>
      <style:text-properties fo:color="#ffffff" style:font-name="Arial Black" fo:font-size="60pt" fo:font-weight="bold" style:font-size-asian="60pt" style:font-size-complex="6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3cm" presentation:class="title" presentation:user-transformed="true">
          <draw:text-box>
            <text:p text:style-name="P1"><text:span text:style-name="T1">Aż sponad mórz</text:span><text:span text:style-name="T1"><text:line-break/></text:span><text:span text:style-name="T1">i szczytów gór</text:span><text:span text:style-name="T1"><text:line-break/></text:span><text:span text:style-name="T1">Twa miłość spływa</text:span><text:span text:style-name="T1"><text:line-break/></text:span><text:span text:style-name="T1">na mnie w dół</text:span><text:span text:style-name="T1"><text:line-break/></text:span><text:span text:style-name="T1">A ja otwieram serce me</text:span><text:span text:style-name="T1"><text:line-break/></text:span><text:span text:style-name="T1">Niech miłość Twa</text:span><text:span text:style-name="T1"><text:line-break/></text:span><text:span text:style-name="T1">uwolni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Szczęśliwy jestem</text:span><text:span text:style-name="T1"><text:line-break/></text:span><text:span text:style-name="T1">w prawdzie tej</text:span><text:span text:style-name="T1"><text:line-break/></text:span><text:span text:style-name="T1">Do Ciebie wznoszę</text:span><text:span text:style-name="T1"><text:line-break/></text:span><text:span text:style-name="T1">ręce swe</text:span><text:span text:style-name="T1"><text:line-break/></text:span><text:span text:style-name="T1">Chcę zawsze śpiewać</text:span><text:span text:style-name="T1"><text:line-break/></text:span><text:span text:style-name="T1">o miłości Twojej Pa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O miłości Twej</text:span><text:span text:style-name="T1"><text:line-break/></text:span><text:span text:style-name="T1">zawsze śpiewać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3:17:50</meta:creation-date>
    <dc:date>2013-12-08T21:33:48.467000000</dc:date>
    <dc:language>pl-PL</dc:language>
    <meta:editing-cycles>15</meta:editing-cycles>
    <meta:editing-duration>PT17M1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